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8"/>
          <table:table-cell table:style-name="ce64" table:formula="of:=[.C13]-[.F13]" office:value-type="float" office:value="520" calcext:value-type="float">
            <text:p>520,00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3])" office:value-type="float" office:value="520" calcext:value-type="float">
            <text:p>520,00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2.263096515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2.2652667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